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9.25pt" svg:x="12.73pt" svg:y="2.24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62412" calcext:value-type="float">
            <text:p>162412</text:p>
          </table:table-cell>
          <table:table-cell table:style-name="ce1" table:formula="of:=SUM([.H3:.H70])" office:value-type="float" office:value="9600" calcext:value-type="float">
            <text:p>9600</text:p>
          </table:table-cell>
          <table:table-cell table:style-name="ce6" table:formula="of:=([.H72]/[.G72])" office:value-type="percentage" office:value="0.0591089328374751" calcext:value-type="percentage">
            <text:p>5.91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 style:data-style-name="N2" text:time-value="19:50:31.521498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9-01-15T19:50:46.102838610</dc:date>
    <meta:editing-duration>P2DT16H45M52S</meta:editing-duration>
    <meta:editing-cycles>120</meta:editing-cycles>
    <meta:generator>LibreOffice/6.0.7.3$Linux_X86_64 LibreOffice_project/00m0$Build-3</meta:generator>
    <meta:document-statistic meta:table-count="2" meta:cell-count="141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89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9cm" svg:y="0.296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